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2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f</mi>
          <mi>j</mi>
        </msub>
      </mrow>
      <mrow>
        <mo stretchy="false">(</mo>
        <mrow>
          <mstyle mathvariant="bold">
            <mrow>
              <mi>q</mi>
            </mrow>
          </mstyle>
          <mi>,</mi>
          <mi>t</mi>
        </mrow>
        <mo stretchy="false">)</mo>
      </mrow>
      <msub>
        <mrow>
          <mover accent="true">
            <mi>p</mi>
            <mo stretchy="false">̄</mo>
          </mover>
        </mrow>
        <mi>j</mi>
      </msub>
    </mrow>
    <annotation encoding="StarMath 5.0">F_2 ( bold q , bar bold p , t) `=`sum from j=1 to S f_j ( bold q , t ) {bar p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